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6f61f" officeooo:paragraph-rsid="0016f61f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T2" style:family="text">
      <style:text-properties fo:font-variant="normal" fo:text-transform="none" fo:color="#000000" loext:opacity="100%" fo:font-size="18pt" fo:letter-spacing="normal" fo:font-style="normal" fo:font-weight="normal" officeooo:rsid="0016f61f" style:font-size-asian="18pt" style:font-style-asian="normal" style:font-weight-asian="normal" style:font-size-complex="18pt"/>
    </style:style>
    <style:style style:name="T3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The People’s Assembly, convening on the </text:span><text:span text:style-name="T2">16th</text:span><text:span text:style-name="T1"> of </text:span><text:span text:style-name="T2">September</text:span><text:span text:style-name="T1"> 2020 under the </text:span><text:span text:style-name="T2">23rd</text:span><text:span text:style-name="T1"> PA Meeting.</text:span></text:p>
      <text:p text:style-name="P1"/>
      <text:p text:style-name="P1">The Assembly, recognising the current situation,</text:p>
      <text:p text:style-name="P1"/>
      <text:p text:style-name="P3">Looking at the coming 1.16.3 update and constitutes a need to regulate nether transport. Sets up the following:</text:p>
      <text:p text:style-name="P3">The roof will be dedicated to carpet paths towards portals.</text:p>
      <text:p text:style-name="P3">Immediately below the roofs there will be icepaths towards portals.</text:p>
      <text:p text:style-name="P3">Under the icepaths there will be pistonbolts and raillines.</text:p>
      <text:p text:style-name="P1"/>
      <text:p text:style-name="P1">And proceeds.</text:p>
      <text:p text:style-name="P1"/>
      <text:p text:style-name="P1">Signed by,</text:p>
      <text:p text:style-name="P3">RedPanda_4</text:p>
      <text:p text:style-name="P3">yoran</text:p>
      <text:p text:style-name="P1"/>
      <text:p text:style-name="P1"/>
      <text:p text:style-name="P1"/>
      <text:p text:style-name="Standard"><text:span text:style-name="T3">[Motion 23-1: To regulate the paths, pistonbolts and ice roads in and on the nether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0-09-16T21:34:51.487418311</dc:date>
    <meta:editing-duration>PT2M17S</meta:editing-duration>
    <meta:editing-cycles>2</meta:editing-cycles>
    <meta:generator>LibreOffice/7.0.1.2$Linux_X86_64 LibreOffice_project/88a63c56098013eb4038e11ebe7c8c0daab09aa8</meta:generator>
    <meta:document-statistic meta:table-count="0" meta:image-count="0" meta:object-count="0" meta:page-count="1" meta:paragraph-count="11" meta:word-count="89" meta:character-count="555" meta:non-whitespace-character-count="477"/>
  </office:meta>
</office:document-meta>
</file>